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a946" officeooo:paragraph-rsid="0004a946"/>
    </style:style>
    <style:style style:name="P2" style:family="paragraph" style:parent-style-name="Standard">
      <style:text-properties officeooo:rsid="000598ac" officeooo:paragraph-rsid="000598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Amine</text:p>
      <text:p text:style-name="P1"/>
      <text:p text:style-name="P2">Je suis planté avec GIT, et je préfère créer un nouveau dossier pour y mettre mon travail.</text:p>
      <text:p text:style-name="P2"/>
      <text:p text:style-name="P2">J’ai travaillé avec mon ancienne méthode (fichier n+1, fichier n+2,… ) et pas du tout avec GIT. Ensuite j’ai tout copié dans le dossier git et quand j’ai fait un add, puis ensuite commit et push et là impossible, j’aurais du faire un push avant je pense. Je l’ai fait après et je ne sais pas comment déboguer le truc. Ce n’est pas grave, j’ai commencé à étudier le livre que Nicolas nous a conseillé.</text:p>
      <text:p text:style-name="P2"/>
      <text:p text:style-name="P2">Pendant 2 jours je vais travailler sur l’UE des réseau et je reprendrai ce travail ensuite, principalement pour travailler avec les exceptions en PHP.</text:p>
      <text:p text:style-name="P2"/>
      <text:p text:style-name="P2">A bientôt</text:p>
      <text:p text:style-name="P2">Noë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6:58:20.388000000</meta:creation-date>
    <dc:date>2018-03-22T20:34:47.420000000</dc:date>
    <meta:editing-duration>PT54M21S</meta:editing-duration>
    <meta:editing-cycles>3</meta:editing-cycles>
    <meta:generator>LibreOffice/6.0.1.1$Windows_x86 LibreOffice_project/60bfb1526849283ce2491346ed2aa51c465abfe6</meta:generator>
    <meta:document-statistic meta:table-count="0" meta:image-count="0" meta:object-count="0" meta:page-count="1" meta:paragraph-count="6" meta:word-count="121" meta:character-count="666" meta:non-whitespace-character-count="551"/>
  </office:meta>
</office:document-meta>
</file>